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_sumASCII" table:style-name="ta1">
        <table:shapes>
          <draw:frame draw:z-index="0" draw:style-name="gr1" draw:text-style-name="P1" svg:width="32.654cm" svg:height="20.559cm" svg:x="5.172cm" svg:y="0.106cm">
            <draw:object draw:notify-on-update-of-ranges="hash_sumASCII.B1:hash_sumASCII.B1 hash_sumASCII.B3:hash_sumASCII.B4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ash value</text:p>
          </table:table-cell>
          <table:table-cell office:value-type="string" calcext:value-type="string">
            <text:p><text:s/>hash_sumASCI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6T02:27:47.065534509</dc:date>
    <meta:editing-duration>PT2M9S</meta:editing-duration>
    <meta:editing-cycles>1</meta:editing-cycles>
    <meta:document-statistic meta:table-count="1" meta:cell-count="96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655cm" svg:height="20.56cm" xlink:href=".." xlink:type="simple" chart:class="chart:bar" chart:style-name="ch1">
        <chart:legend chart:legend-position="end" svg:x="29.28cm" svg:y="9.981cm" style:legend-expansion="high" chart:style-name="ch2"/>
        <chart:plot-area chart:style-name="ch3" table:cell-range-address="hash_sumASCII.B1:hash_sumASCII.B1 hash_sumASCII.B3:hash_sumASCII.B480" chart:data-source-has-labels="row" svg:x="0.653cm" svg:y="0.411cm" svg:width="27.974cm" svg:height="19.738cm">
          <chart:coordinate-region svg:x="1.274cm" svg:y="0.61cm" svg:width="27.353cm" svg:height="18.6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ash_sumASCII.B3:hash_sumASCII.B480" chart:label-cell-address="hash_sumASCII.B1:hash_sumASCII.B1" chart:class="chart:bar">
            <chart:data-point chart:repeated="4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hash_sumASCII</text:p>
                <draw:g>
                  <svg:desc>hash_sumASCII.B1:hash_sumASCII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hash_sumASCII.B3:hash_sumASCII.B4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